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d34" officeooo:paragraph-rsid="00077d34"/>
    </style:style>
    <style:style style:name="P2" style:family="paragraph" style:parent-style-name="Standard">
      <style:text-properties officeooo:rsid="00077d34" officeooo:paragraph-rsid="0016912f"/>
    </style:style>
    <style:style style:name="P3" style:family="paragraph" style:parent-style-name="Standard">
      <style:text-properties officeooo:rsid="00077d34" officeooo:paragraph-rsid="0036a30a"/>
    </style:style>
    <style:style style:name="P4" style:family="paragraph" style:parent-style-name="Standard">
      <style:text-properties officeooo:rsid="00077d34" officeooo:paragraph-rsid="0037ce87"/>
    </style:style>
    <style:style style:name="P5" style:family="paragraph" style:parent-style-name="Standard">
      <style:text-properties officeooo:rsid="00077d34" officeooo:paragraph-rsid="00422b19"/>
    </style:style>
    <style:style style:name="P6" style:family="paragraph" style:parent-style-name="Standard">
      <style:text-properties officeooo:rsid="00077d34" officeooo:paragraph-rsid="0047897c"/>
    </style:style>
    <style:style style:name="P7" style:family="paragraph" style:parent-style-name="Standard">
      <style:text-properties officeooo:rsid="00077d34" officeooo:paragraph-rsid="0049a3fd"/>
    </style:style>
    <style:style style:name="P8" style:family="paragraph" style:parent-style-name="Standard">
      <style:text-properties officeooo:rsid="00077d34" officeooo:paragraph-rsid="004cec6c"/>
    </style:style>
    <style:style style:name="P9" style:family="paragraph" style:parent-style-name="Standard">
      <style:text-properties officeooo:rsid="00077d34" officeooo:paragraph-rsid="004e4ce8"/>
    </style:style>
    <style:style style:name="P10" style:family="paragraph" style:parent-style-name="Standard">
      <style:text-properties officeooo:rsid="00077d34" officeooo:paragraph-rsid="0050c864"/>
    </style:style>
    <style:style style:name="P11" style:family="paragraph" style:parent-style-name="Standard">
      <style:text-properties fo:font-weight="bold" officeooo:rsid="000de30f" officeooo:paragraph-rsid="0037ce87" style:font-weight-asian="bold" style:font-weight-complex="bold"/>
    </style:style>
    <style:style style:name="P12" style:family="paragraph" style:parent-style-name="Standard">
      <style:text-properties fo:font-weight="bold" officeooo:rsid="001ead2f" officeooo:paragraph-rsid="0036a30a" style:font-weight-asian="bold" style:font-weight-complex="bold"/>
    </style:style>
    <style:style style:name="P13" style:family="paragraph" style:parent-style-name="Standard">
      <style:text-properties fo:font-weight="bold" officeooo:rsid="0030fcdd" officeooo:paragraph-rsid="0030fcdd" style:font-weight-asian="bold" style:font-weight-complex="bold"/>
    </style:style>
    <style:style style:name="P14" style:family="paragraph" style:parent-style-name="Standard">
      <style:text-properties fo:font-weight="bold" officeooo:rsid="0040ba6e" officeooo:paragraph-rsid="00422b19" style:font-weight-asian="bold" style:font-weight-complex="bold"/>
    </style:style>
    <style:style style:name="P15" style:family="paragraph" style:parent-style-name="Standard">
      <style:text-properties officeooo:rsid="001b4764" officeooo:paragraph-rsid="001b4764"/>
    </style:style>
    <style:style style:name="P16" style:family="paragraph" style:parent-style-name="Standard">
      <style:text-properties fo:font-weight="normal" officeooo:rsid="00077d34" officeooo:paragraph-rsid="0036a30a" style:font-weight-asian="normal" style:font-weight-complex="normal"/>
    </style:style>
    <style:style style:name="P17" style:family="paragraph" style:parent-style-name="Standard">
      <style:text-properties fo:font-weight="normal" officeooo:rsid="00077d34" officeooo:paragraph-rsid="0037ce87" style:font-weight-asian="normal" style:font-weight-complex="normal"/>
    </style:style>
    <style:style style:name="P18" style:family="paragraph" style:parent-style-name="Standard">
      <style:text-properties fo:font-weight="normal" officeooo:rsid="00077d34" officeooo:paragraph-rsid="00422b19" style:font-weight-asian="normal" style:font-weight-complex="normal"/>
    </style:style>
    <style:style style:name="P19" style:family="paragraph" style:parent-style-name="Standard">
      <style:text-properties fo:font-weight="normal" officeooo:rsid="00077d34" officeooo:paragraph-rsid="004e4ce8" style:font-weight-asian="normal" style:font-weight-complex="normal"/>
    </style:style>
    <style:style style:name="P20" style:family="paragraph" style:parent-style-name="Standard">
      <style:text-properties fo:font-weight="normal" officeooo:rsid="0008eb06" officeooo:paragraph-rsid="0047897c" style:font-weight-asian="normal" style:font-weight-complex="normal"/>
    </style:style>
    <style:style style:name="P21" style:family="paragraph" style:parent-style-name="Standard">
      <style:text-properties fo:font-weight="normal" officeooo:rsid="002601ad" officeooo:paragraph-rsid="004e4ce8" style:font-weight-asian="normal" style:font-weight-complex="normal"/>
    </style:style>
    <style:style style:name="P22" style:family="paragraph" style:parent-style-name="Standard">
      <style:text-properties officeooo:rsid="003d27aa" officeooo:paragraph-rsid="00422b19"/>
    </style:style>
    <style:style style:name="P23" style:family="paragraph" style:parent-style-name="Standard">
      <style:text-properties officeooo:rsid="00467348" officeooo:paragraph-rsid="00467348"/>
    </style:style>
    <style:style style:name="P24" style:family="paragraph" style:parent-style-name="Standard">
      <style:text-properties officeooo:rsid="0046e900" officeooo:paragraph-rsid="0046e900"/>
    </style:style>
    <style:style style:name="P25" style:family="paragraph" style:parent-style-name="Standard">
      <style:text-properties fo:font-weight="bold" officeooo:rsid="00077d34" officeooo:paragraph-rsid="0036a30a" style:font-weight-asian="bold" style:font-weight-complex="bold"/>
    </style:style>
    <style:style style:name="P26" style:family="paragraph" style:parent-style-name="Standard">
      <style:text-properties fo:font-weight="bold" officeooo:rsid="00077d34" officeooo:paragraph-rsid="00422b19" style:font-weight-asian="bold" style:font-weight-complex="bold"/>
    </style:style>
    <style:style style:name="P27" style:family="paragraph" style:parent-style-name="Standard">
      <style:text-properties fo:font-weight="bold" officeooo:rsid="0008eb06" officeooo:paragraph-rsid="0008eb06" style:font-weight-asian="bold" style:font-weight-complex="bold"/>
    </style:style>
    <style:style style:name="P28" style:family="paragraph" style:parent-style-name="Standard">
      <style:text-properties fo:font-weight="bold" officeooo:rsid="003edf9a" officeooo:paragraph-rsid="00422b19" style:font-weight-asian="bold" style:font-weight-complex="bold"/>
    </style:style>
    <style:style style:name="P29" style:family="paragraph" style:parent-style-name="Standard">
      <style:text-properties fo:font-weight="bold" officeooo:rsid="00193efc" officeooo:paragraph-rsid="00193efc" style:font-weight-asian="bold" style:font-weight-complex="bold"/>
    </style:style>
    <style:style style:name="P30" style:family="paragraph" style:parent-style-name="Standard">
      <style:text-properties fo:font-weight="bold" officeooo:rsid="002470ea" officeooo:paragraph-rsid="002470ea" style:font-weight-asian="bold" style:font-weight-complex="bold"/>
    </style:style>
    <style:style style:name="P31" style:family="paragraph" style:parent-style-name="Standard">
      <style:text-properties fo:font-weight="bold" officeooo:rsid="00155d78" officeooo:paragraph-rsid="004cec6c" style:font-weight-asian="bold" style:font-weight-complex="bold"/>
    </style:style>
    <style:style style:name="P32" style:family="paragraph" style:parent-style-name="Standard">
      <style:text-properties fo:font-weight="bold" officeooo:rsid="005bbf0f" officeooo:paragraph-rsid="005bbf0f" style:font-weight-asian="bold" style:font-weight-complex="bold"/>
    </style:style>
    <style:style style:name="P33" style:family="paragraph" style:parent-style-name="Standard">
      <style:text-properties fo:font-weight="bold" officeooo:rsid="0063885f" officeooo:paragraph-rsid="0063885f" style:font-weight-asian="bold" style:font-weight-complex="bold"/>
    </style:style>
    <style:style style:name="P34" style:family="paragraph" style:parent-style-name="Standard">
      <style:text-properties fo:font-weight="normal" officeooo:rsid="00077d34" officeooo:paragraph-rsid="0050c864" style:font-weight-asian="normal" style:font-weight-complex="normal"/>
    </style:style>
    <style:style style:name="P35" style:family="paragraph" style:parent-style-name="Standard">
      <style:text-properties fo:font-weight="normal" officeooo:rsid="00077d34" officeooo:paragraph-rsid="005380e7" style:font-weight-asian="normal" style:font-weight-complex="normal"/>
    </style:style>
    <style:style style:name="P36" style:family="paragraph" style:parent-style-name="Standard">
      <style:text-properties officeooo:rsid="00077d34" officeooo:paragraph-rsid="00422b19"/>
    </style:style>
    <style:style style:name="P37" style:family="paragraph" style:parent-style-name="Standard">
      <style:text-properties officeooo:rsid="00077d34" officeooo:paragraph-rsid="004cec6c"/>
    </style:style>
    <style:style style:name="P38" style:family="paragraph" style:parent-style-name="Standard">
      <style:text-properties officeooo:rsid="00563272" officeooo:paragraph-rsid="00563272"/>
    </style:style>
    <style:style style:name="P39" style:family="paragraph" style:parent-style-name="Standard">
      <style:text-properties officeooo:rsid="00563272" officeooo:paragraph-rsid="00584346"/>
    </style:style>
    <style:style style:name="P40" style:family="paragraph" style:parent-style-name="Standard">
      <style:text-properties officeooo:rsid="005bbf0f" officeooo:paragraph-rsid="005bbf0f"/>
    </style:style>
    <style:style style:name="P41" style:family="paragraph" style:parent-style-name="Standard">
      <style:text-properties officeooo:rsid="005f0ab8" officeooo:paragraph-rsid="005f0ab8"/>
    </style:style>
    <style:style style:name="P42" style:family="paragraph" style:parent-style-name="Standard">
      <style:text-properties officeooo:rsid="0060a012" officeooo:paragraph-rsid="0060a012"/>
    </style:style>
    <style:style style:name="P43" style:family="paragraph" style:parent-style-name="Standard">
      <style:text-properties officeooo:rsid="00613524" officeooo:paragraph-rsid="00613524"/>
    </style:style>
    <style:style style:name="P44" style:family="paragraph" style:parent-style-name="Standard">
      <style:text-properties officeooo:rsid="0063885f" officeooo:paragraph-rsid="0063885f"/>
    </style:style>
    <style:style style:name="P45" style:family="paragraph" style:parent-style-name="Standard">
      <style:text-properties officeooo:rsid="00651a9e" officeooo:paragraph-rsid="00651a9e"/>
    </style:style>
    <style:style style:name="T1" style:family="text">
      <style:text-properties officeooo:rsid="002cddf5"/>
    </style:style>
    <style:style style:name="T2" style:family="text">
      <style:text-properties fo:font-weight="bold" officeooo:rsid="00571c78" style:font-weight-asian="bold" style:font-weight-complex="bold"/>
    </style:style>
    <style:style style:name="T3" style:family="text">
      <style:text-properties officeooo:rsid="00304f81"/>
    </style:style>
    <style:style style:name="T4" style:family="text">
      <style:text-properties officeooo:rsid="0032d0a9"/>
    </style:style>
    <style:style style:name="T5" style:family="text">
      <style:text-properties officeooo:rsid="00470a17"/>
    </style:style>
    <style:style style:name="T6" style:family="text">
      <style:text-properties officeooo:rsid="004e4ce8"/>
    </style:style>
    <style:style style:name="T7" style:family="text">
      <style:text-properties officeooo:rsid="00571c78"/>
    </style:style>
    <style:style style:name="T8" style:family="text">
      <style:text-properties officeooo:rsid="00632a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ronology</text:p>
      <text:p text:style-name="P3">Avant tout, Tout d’abord, <text:span text:style-name="T5">premièrement</text:span></text:p>
      <text:p text:style-name="P3">En suite</text:p>
      <text:p text:style-name="P24">The ith idea is</text:p>
      <text:p text:style-name="P16">Enfin</text:p>
      <text:p text:style-name="P21"><text:span text:style-name="T6">en </text:span>Conclusion</text:p>
      <text:p text:style-name="P9">De toute façon</text:p>
      <text:p text:style-name="P9">Quoiqu’il en soit</text:p>
      <text:p text:style-name="P9">Bref</text:p>
      <text:p text:style-name="P9">Finalement</text:p>
      <text:p text:style-name="P19">En définitive</text:p>
      <text:p text:style-name="P25"/>
      <text:p text:style-name="P11"><text:span text:style-name="T3">Add</text:span> id<text:span text:style-name="T1">e</text:span>a</text:p>
      <text:p text:style-name="P4">Quand à</text:p>
      <text:p text:style-name="P4">A propos de</text:p>
      <text:p text:style-name="P4">Au sujet de </text:p>
      <text:p text:style-name="P4">En ce qui concerne</text:p>
      <text:p text:style-name="P4">Par ailleurs</text:p>
      <text:p text:style-name="P4">En outre</text:p>
      <text:p text:style-name="P17">De plus</text:p>
      <text:p text:style-name="P10">D’une part</text:p>
      <text:p text:style-name="P10">D’autre part</text:p>
      <text:p text:style-name="P34">Soi … soit</text:p>
      <text:p text:style-name="P35">Ainsi que</text:p>
      <text:p text:style-name="P27"/>
      <text:p text:style-name="P28">Agree</text:p>
      <text:p text:style-name="P5">Certes</text:p>
      <text:p text:style-name="P22">Bien sure</text:p>
      <text:p text:style-name="P23">Bien entendu</text:p>
      <text:p text:style-name="P7">Notament</text:p>
      <text:p text:style-name="P7">En particulier</text:p>
      <text:p text:style-name="P7">En effet </text:p>
      <text:p text:style-name="P7">D’ailleurs</text:p>
      <text:p text:style-name="P7"/>
      <text:p text:style-name="P7"/>
      <text:p text:style-name="P14">Désagree</text:p>
      <text:p text:style-name="P6">Du moins</text:p>
      <text:p text:style-name="P20">Néanmoins</text:p>
      <text:p text:style-name="P18">Mais</text:p>
      <text:p text:style-name="P5">En fait</text:p>
      <text:p text:style-name="P5">En réalité</text:p>
      <text:p text:style-name="P5">Toutefois</text:p>
      <text:p text:style-name="P5">Cependant</text:p>
      <text:p text:style-name="P5">Néamoins</text:p>
      <text:p text:style-name="P5">Or</text:p>
      <text:p text:style-name="P5">Contrairement</text:p>
      <text:p text:style-name="P5">En revanche</text:p>
      <text:p text:style-name="P5">Au contraire</text:p>
      <text:p text:style-name="P5"/>
      <text:p text:style-name="P26"/>
      <text:p text:style-name="P26"/>
      <text:p text:style-name="P13">Logique <text:span text:style-name="T4">arguments</text:span></text:p>
      <text:p text:style-name="P2">Donc</text:p>
      <text:p text:style-name="P1">De ce fait</text:p>
      <text:p text:style-name="P1">c’est pourquoi</text:p>
      <text:p text:style-name="P1">par conséquent</text:p>
      <text:p text:style-name="P1">En conséquence</text:p>
      <text:p text:style-name="P1">Pour toute ces raisons</text:p>
      <text:p text:style-name="P1">Aussi</text:p>
      <text:p text:style-name="P1">Ainsi</text:p>
      <text:p text:style-name="P1"/>
      <text:p text:style-name="P29">Exemple</text:p>
      <text:p text:style-name="P1">Par exemple</text:p>
      <text:p text:style-name="P1">Le bon exemple à ça</text:p>
      <text:p text:style-name="P15">comme</text:p>
      <text:p text:style-name="P1"/>
      <text:p text:style-name="P30">Citation</text:p>
      <text:p text:style-name="P1">Conformément</text:p>
      <text:p text:style-name="P1">Selon</text:p>
      <text:p text:style-name="P1">Suivant</text:p>
      <text:p text:style-name="P1"/>
      <text:p text:style-name="P31">Exception</text:p>
      <text:p text:style-name="P8">Excepté</text:p>
      <text:p text:style-name="P8">Sauf</text:p>
      <text:p text:style-name="P8">Mis à part</text:p>
      <text:p text:style-name="P8">Hormi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><text:soft-page-break/><text:span text:style-name="T2">Coordinating:</text:span><text:span text:style-name="T7"> </text:span></text:p>
      <text:p text:style-name="P39">For, And, Nor, But, Or, Yet, So</text:p>
      <text:p text:style-name="P38"><text:span text:style-name="T2"/></text:p>
      <text:p text:style-name="P38"><text:span text:style-name="T2"/></text:p>
      <text:p text:style-name="P39"><text:span text:style-name="T2">Subordinating:</text:span><text:span text:style-name="T7"> </text:span></text:p>
      <text:p text:style-name="P39">Although, After, Before, Whether, Soon, Therefore</text:p>
      <text:p text:style-name="P38"><text:span text:style-name="T2"/></text:p>
      <text:p text:style-name="P39"><text:span text:style-name="T2">Correlative:</text:span><text:span text:style-name="T7"> </text:span></text:p>
      <text:p text:style-name="P39">Both/and, Either/or, Neither/nor</text:p>
      <text:p text:style-name="P39"/>
      <text:p text:style-name="P39"/>
      <text:p text:style-name="P32">Quantifiers:</text:p>
      <text:p text:style-name="P40"/>
      <text:p text:style-name="P41">all / every / each</text:p>
      <text:p text:style-name="P42">most</text:p>
      <text:p text:style-name="P42">many / much /</text:p>
      <text:p text:style-name="P42">a lot / lots of</text:p>
      <text:p text:style-name="P43">several</text:p>
      <text:p text:style-name="P43">enough</text:p>
      <text:p text:style-name="P43">some/<text:span text:style-name="T8">any</text:span></text:p>
      <text:p text:style-name="P43">a few / a little</text:p>
      <text:p text:style-name="P43">few / little</text:p>
      <text:p text:style-name="P43">not any / no</text:p>
      <text:p text:style-name="P39"/>
      <text:p text:style-name="P33">Time:</text:p>
      <text:p text:style-name="P44">At</text:p>
      <text:p text:style-name="P44">On</text:p>
      <text:p text:style-name="P44">In</text:p>
      <text:p text:style-name="P44">During</text:p>
      <text:p text:style-name="P44"/>
      <text:p text:style-name="P44"/>
      <text:p text:style-name="P45">Conditions:</text:p>
      <text:p text:style-name="P45">If I do then he will do</text:p>
      <text:p text:style-name="P45">If I did then he would do</text:p>
      <text:p text:style-name="P45">If I had do then he would have did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3:01:23.670223634</meta:creation-date>
    <dc:date>2019-08-11T18:14:46.227084343</dc:date>
    <meta:editing-duration>PT1H2M6S</meta:editing-duration>
    <meta:editing-cycles>89</meta:editing-cycles>
    <meta:generator>LibreOffice/5.2.7.2$Linux_X86_64 LibreOffice_project/20m0$Build-2</meta:generator>
    <meta:document-statistic meta:table-count="0" meta:image-count="0" meta:object-count="0" meta:page-count="2" meta:paragraph-count="92" meta:word-count="201" meta:character-count="1056" meta:non-whitespace-character-count="942"/>
  </office:meta>
</office:document-meta>
</file>